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4b704" officeooo:paragraph-rsid="0014b704"/>
    </style:style>
    <style:style style:name="P2" style:family="paragraph" style:parent-style-name="Standard">
      <style:text-properties fo:language="fr" fo:country="FR" officeooo:rsid="0014b704" officeooo:paragraph-rsid="0014d91f"/>
    </style:style>
    <style:style style:name="P3" style:family="paragraph" style:parent-style-name="Standard">
      <style:text-properties fo:language="fr" fo:country="FR" officeooo:rsid="0014d91f" officeooo:paragraph-rsid="0014d91f"/>
    </style:style>
    <style:style style:name="P4" style:family="paragraph" style:parent-style-name="Title">
      <style:text-properties style:font-name="DejaVu Sans" officeooo:rsid="00156c69" officeooo:paragraph-rsid="00156c69"/>
    </style:style>
    <style:style style:name="T1" style:family="text">
      <style:text-properties officeooo:rsid="0014d91f"/>
    </style:style>
    <style:style style:name="T2" style:family="text">
      <style:text-properties officeooo:rsid="0015818e"/>
    </style:style>
    <style:style style:name="T3" style:family="text">
      <style:text-properties officeooo:rsid="001639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lexandre : la passion et le travail</text:p>
      <text:p text:style-name="P1"/>
      <text:p text:style-name="P1"/>
      <text:p text:style-name="P1"/>
      <text:p text:style-name="P1"/>
      <text:p text:style-name="P1">Souriant jeune homme de 19 ans, Alexandre Xu étudie l'informatique à l'EPITECH (École <text:span text:style-name="T2">de l'innovation et de l'expertise</text:span> <text:span text:style-name="T2">d</text:span>es nouvelles technologies) en deuxième année.</text:p>
      <text:p text:style-name="P1"/>
      <text:p text:style-name="P2">Née en <text:span text:style-name="T2">Chine</text:span>, il apprend le français pendant l'année de première qu'il effectue en France. Une fois <text:span text:style-name="T2">après avoir </text:span>décroché son BAC scientifique, il s'inscrit en licence de mathématiques informatique appliquées à la faculté de Pierre-Marie Curie, <text:span text:style-name="T1">pour concrétiser la passion de sa jeunesse, l'informatique. « À six ans déjà j'adorais les ordinateurs ! » dit-il pour situer le début de cette attirance particulière. Il commence à programmer dès l'âge de huit ans et à l'âge de quatorze ans, il est devenu maître du Web. Si on lui demande quelle est pour lui la plus belle des inventions? « Je ne peux pas répondre l'ordinateur, ça ferait beaucoup trop « geek ». » répond-il en riant.</text:span></text:p>
      <text:p text:style-name="P2"/>
      <text:p text:style-name="P3">Pour garder la forme et le moral dans ses études, il pratique assidûment la musculation. Ces execices réguliers l'on<text:span text:style-name="T3">t</text:span> doté d'un corps de body builder, faisant de lui une illustration parfaite de l'adage: « un esprit sain dans un corps sain. » Rigoureux dans son entraînement quotidien, il l'est <text:span text:style-name="T3">tout autant</text:span> dans son travail. Beacoup de ses camarades le définissent ainsi comme « méticuleux » mais très mal « ordonné ». Sa vie n'est pas qu'astreintes pour se défendre, il aime sortir manger au restaurant avec ses amis et faire la fête tou<text:span text:style-name="T3">t</text:span> le week-end.</text:p>
      <text:p text:style-name="P3"/>
      <text:p text:style-name="P3">Passionné, il a choisi EPITECH pour conclure son cursus hautement spécialisé, mais aussi pour sa proximité avec les entreprises. Il réalise ainsi un rêve de toujours tout en conservant les pieds sur terre. « Quand j’étais petit, je m’imaginais exactement comme je suis maintenant ! » dit-il, les yeux braqués sur l'avenir.</text:p>
      <text:p text:style-name="P3"/>
      <text:p text:style-name="P3"/>
      <text:p text:style-name="P3"><text:tab/><text:tab/><text:tab/><text:tab/><text:tab/><text:tab/><text:tab/><text:tab/><text:tab/>Barathan <text:s/>SOMASUNDRAM</text:p>
      <text:p text:style-name="P3"><text:tab/><text:tab/><text:tab/><text:tab/><text:tab/><text:tab/><text:tab/><text:tab/><text:tab/>EPITECH Promotion 2018</text:p>
      <text:p text:style-name="P3"><text:tab/><text:tab/><text:tab/><text:tab/><text:tab/><text:tab/><text:tab/><text:tab/><text:tab/>Paris, le 08 mars 20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8T09:27:13.058478093</meta:creation-date>
    <dc:date>2015-03-08T20:35:12.156534466</dc:date>
    <meta:editing-duration>PT5M15S</meta:editing-duration>
    <meta:editing-cycles>5</meta:editing-cycles>
    <meta:generator>LibreOffice/4.1.6.2$Linux_X86_64 LibreOffice_project/410m0$Build-2</meta:generator>
    <meta:document-statistic meta:table-count="0" meta:image-count="0" meta:object-count="0" meta:page-count="1" meta:paragraph-count="8" meta:word-count="304" meta:character-count="1847" meta:non-whitespace-character-count="1523"/>
  </office:meta>
</office:document-meta>
</file>